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 gpt, I am working on CASIA-B dataset for gait recognition/person identification. I am struggling on the accuracy while working on skeleton only model. Find me all the research papers where worked on sekelton model with higher accuracy. Take your time</text:p>
      <text:p text:style-name="Text_20_body">I’m going to treat this as: papers on <text:span text:style-name="Strong_20_Emphasis">CASIA-B</text:span> that use <text:span text:style-name="Strong_20_Emphasis">skeleton / pose only</text:span> inputs for gait recognition or person ID, and then rank them by their <text:span text:style-name="Strong_20_Emphasis">reported CASIA-B accuracy</text:span>. I’ll cast a wide net first, then narrow to methods that are truly skeleton-only rather than silhouette, RGB, or multimodal; if you want, I can also split the final list into <text:span text:style-name="Strong_20_Emphasis">strictly skeleton-only</text:span> vs <text:span text:style-name="Strong_20_Emphasis">skeleton + extra cues</text:span>.</text:p>
      <text:p text:style-name="Text_20_body">I’ve got the older baseline side pinned down already: <text:span text:style-name="Strong_20_Emphasis">PoseGait → GaitGraph</text:span> was the big early jump on CASIA-B, especially under the hard <text:span text:style-name="Strong_20_Emphasis">CL (coat)</text:span> condition. I’m now pulling the later papers’ exact table values so I can sort them by accuracy instead of just listing titles.</text:p>
      <text:p text:style-name="Text_20_body">I could not guarantee <text:span text:style-name="Strong_20_Emphasis">literally every</text:span> paper ever published, but I pulled together the <text:span text:style-name="Strong_20_Emphasis">main skeleton / pose-only CASIA-B papers with strong reported accuracy that I could verify online</text:span>.</text:p>
      <text:p text:style-name="Text_20_body">Two caveats matter before comparing numbers. First, these papers do <text:span text:style-name="Strong_20_Emphasis">not</text:span> all use identical preprocessing or pose extraction. GPGait explicitly notes different pose versions of CASIA-B, and GaitPT shows downstream gait accuracy is tightly linked to the upstream pose estimator quality, with a reported Pearson correlation of 0.919 and a very large accuracy swing across OpenPose, AlphaPose, HRNet, and ViTPose skeletons. </text:p>
      <text:p text:style-name="Text_20_body">The <text:span text:style-name="Strong_20_Emphasis">best verified skeleton-only CASIA-B papers</text:span> I found are these:</text:p>
      <text:list text:style-name="L1">
        <text:list-item>
          <text:p text:style-name="P3"><text:span text:style-name="Strong_20_Emphasis">Spatial Transformer Network on Skeleton-based Gait Recognition (Gait-TR, 2022).</text:span> This is the strongest <text:span text:style-name="Strong_20_Emphasis">raw coordinate-skeleton</text:span> CASIA-B result I could verify in the literature you’re likely to want as a target. On the large-training split, it reports <text:span text:style-name="Strong_20_Emphasis">96.0 NM / 91.3 BG / 90.0 CL</text:span>, which is about <text:span text:style-name="Strong_20_Emphasis">92.4 mean</text:span>. In the later FastPoseGait unified benchmark, GaitTR is still the strongest listed coordinate-based baseline there at <text:span text:style-name="Strong_20_Emphasis">91.35 mean</text:span> on CASIA-B. </text:p>
        </text:list-item>
        <text:list-item>
          <text:p text:style-name="P3"><text:span text:style-name="Strong_20_Emphasis">Explicit Time-Frequency Dynamics for Skeleton-Based Gait Recognition (2026 preprint).</text:span> This is the newest verified result I found. It adds a wavelet-based motion stream on top of a skeleton backbone and reports a new skeleton SOTA on CASIA-B when attached to GaitMixer: <text:span text:style-name="Strong_20_Emphasis">95.1 NM / 87.2 BG / 86.7 CL / 89.7 mean</text:span>. The paper is very recent and is still a preprint, but it is directly relevant if your current model underuses motion dynamics. </text:p>
        </text:list-item>
        <text:list-item>
          <text:p text:style-name="P3"><text:span text:style-name="Strong_20_Emphasis">GaitMixer: Skeleton-based Gait Representation Learning via Wide-spectrum Multi-axial Mixer (2022).</text:span> A very strong skeleton-only method and a good practical baseline to reproduce. The newer 2026 comparison table reports <text:span text:style-name="Strong_20_Emphasis">94.9 NM / 85.6 BG / 84.5 CL / 88.3 mean</text:span> for GaitMixer on CASIA-B. </text:p>
        </text:list-item>
        <text:list-item>
          <text:p text:style-name="P3"><text:span text:style-name="Strong_20_Emphasis">GaitPT: Skeletons Are All You Need For Gait Recognition (2023/2024 arXiv version).</text:span> Strong transformer-based skeleton pipeline, and one of the best papers if you want both results and insight into preprocessing. It reports <text:span text:style-name="Strong_20_Emphasis">92.3 NM / 79.7 BG / 75.8 CL</text:span>, i.e. <text:span text:style-name="Strong_20_Emphasis">82.6 mean</text:span> on CASIA-B. The same paper also shows pose quality is a huge factor. </text:p>
        </text:list-item>
        <text:list-item>
          <text:p text:style-name="P3"><text:span text:style-name="Strong_20_Emphasis">GPGait: Generalized Pose-based Gait Recognition (ICCV 2023).</text:span> This one is especially worth reading if your issue is not just lab accuracy but <text:span text:style-name="Strong_20_Emphasis">robustness / cross-dataset generalization</text:span>. On its CASIA-B source-domain setting it reports <text:span text:style-name="Strong_20_Emphasis">93.60 NM / 80.15 BG / 69.29 CL / 81.01 mean</text:span>. Its main contribution is better generalization, not the absolute best single-dataset CASIA-B number. </text:p>
        </text:list-item>
        <text:list-item>
          <text:p text:style-name="P3"><text:soft-page-break/><text:span text:style-name="Strong_20_Emphasis">GaitGraph: Graph Convolutional Network for Skeleton-Based Gait Recognition (2021).</text:span> This is the classic early strong baseline that many later papers compare against. It reports <text:span text:style-name="Strong_20_Emphasis">87.7 NM / 74.8 BG / 66.3 CL / 76.3 mean</text:span> on CASIA-B. </text:p>
        </text:list-item>
        <text:list-item>
          <text:p text:style-name="P2"><text:span text:style-name="Strong_20_Emphasis">Towards a Deeper Understanding of Skeleton-based Gait Recognition (GaitGraph2, 2022).</text:span> Important as a follow-up baseline with multi-branch pose features, though its CASIA-B mean is below GaitGraph in the reported table: <text:span text:style-name="Strong_20_Emphasis">82.0 NM / 73.2 BG / 63.6 CL / 72.9 mean</text:span>. It is still useful because many later papers benchmark against it. </text:p>
        </text:list-item>
      </text:list>
      <text:p text:style-name="Text_20_body">For a <text:span text:style-name="Strong_20_Emphasis">fairer apples-to-apples view</text:span>, FastPoseGait’s model zoo is useful because it re-runs several pose-based methods under one framework. On CASIA-B it reports these mean Rank-1 numbers: <text:span text:style-name="Strong_20_Emphasis">GaitGraph1 76.04</text:span>, <text:span text:style-name="Strong_20_Emphasis">GaitGraph2 71.83</text:span>, <text:span text:style-name="Strong_20_Emphasis">GaitTR 91.35</text:span>, and <text:span text:style-name="Strong_20_Emphasis">GPGait 81.01</text:span>, while also showing the paper-reported values in parentheses. That makes GaitTR look like the safest strong baseline to beat if you stay in pure joint-coordinate space. </text:p>
      <text:p text:style-name="Text_20_body">A practical reading order for your problem would be:<text:line-break/><text:span text:style-name="Strong_20_Emphasis">GaitTR → GaitMixer → the 2026 wavelet paper → GPGait → GaitPT</text:span>. That sequence moves from highest verified CASIA-B accuracy, to better motion modeling, to better normalization/generalization, to strong transformer design and preprocessing analysis. </text:p>
      <text:p text:style-name="Text_20_body">One important side note: if you relax “skeleton-only” from <text:span text:style-name="Strong_20_Emphasis">joint coordinates</text:span> to <text:span text:style-name="Strong_20_Emphasis">pose-only heatmaps</text:span>, there is a newer ECCV 2024 line that is even more competitive. <text:span text:style-name="Strong_20_Emphasis">Cut Out the Middleman: Revisiting Pose-Based Gait Recognition</text:span> proposes <text:span text:style-name="Strong_20_Emphasis">GaitHeat / GaitHeat++</text:span> and reports <text:span text:style-name="Strong_20_Emphasis">93.46 NM / 91.08 BG / 76.01 CL / 90.00 mean</text:span> for GaitHeat++ on CASIA-B. I did <text:span text:style-name="Strong_20_Emphasis">not</text:span> put it in the main list because it is no longer a strict coordinate-skeleton model, but it is very relevant if your joint-only model has plateaued. </text:p>
      <text:p text:style-name="Text_20_body">There are also some <text:span text:style-name="Strong_20_Emphasis">newer titles</text:span> that surfaced in search — <text:span text:style-name="Strong_20_Emphasis">STGGait (ICME 2025)</text:span>, <text:span text:style-name="Strong_20_Emphasis">AD-GNN (2025)</text:span>, <text:span text:style-name="Strong_20_Emphasis">GaitSTAGCN (2025)</text:span>, <text:span text:style-name="Strong_20_Emphasis">TAGNet-BiLSTM (2025)</text:span>, and <text:span text:style-name="Strong_20_Emphasis">GPGait++ (TPAMI 2025)</text:span> — but I did not rank them here because I could not verify their full CASIA-B result tables confidently from accessible sources in this pass. </text:p>
      <text:p text:style-name="Text_20_body">My blunt takeaway: for <text:span text:style-name="Strong_20_Emphasis">maximum CASIA-B skeleton-only accuracy</text:span>, the papers to copy first are <text:span text:style-name="Strong_20_Emphasis">GaitTR</text:span> and <text:span text:style-name="Strong_20_Emphasis">GaitMixer</text:span>, and the papers to copy for <text:span text:style-name="Strong_20_Emphasis">robustness/generalization</text:span> are <text:span text:style-name="Strong_20_Emphasis">GPGait</text:span> and the <text:span text:style-name="Strong_20_Emphasis">2026 wavelet add-on</text:span>. Also, before changing your backbone, check your pose extractor — GaitPT’s analysis suggests that alone can move CASIA-B accuracy by <text:span text:style-name="Strong_20_Emphasis">20+ points</text:span>. </text:p>
      <text:p text:style-name="Text_20_body">Send me your current backbone, pose extractor, and CASIA-B split, and I’ll map the <text:span text:style-name="Strong_20_Emphasis">closest winning paper</text:span> to your exact setu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5-13T10:01:09.474070469</meta:creation-date>
    <dc:date>2026-05-13T10:03:40.127504188</dc:date>
    <meta:editing-duration>PT2M3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19" meta:word-count="962" meta:character-count="6035" meta:non-whitespace-character-count="5083"/>
  </office:meta>
</office:document-meta>
</file>